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column table:style-name="co1" table:number-columns-repeated="11" table:default-cell-style-name="Default"/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585" calcext:value-type="float">
            <text:p>585</text:p>
          </table:table-cell>
          <table:table-cell office:value-type="float" office:value="469" calcext:value-type="float">
            <text:p>469</text:p>
          </table:table-cell>
          <table:table-cell office:value-type="float" office:value="411" calcext:value-type="float">
            <text:p>4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string" calcext:value-type="string">
            <text:p>pouco</text:p>
          </table:table-cell>
          <table:table-cell office:value-type="float" office:value="1.08536585366" calcext:value-type="float">
            <text:p>1.0853658537</text:p>
          </table:table-cell>
          <table:table-cell office:value-type="float" office:value="1.14634146341" calcext:value-type="float">
            <text:p>1.1463414634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563" calcext:value-type="float">
            <text:p>563</text:p>
          </table:table-cell>
          <table:table-cell office:value-type="float" office:value="391" calcext:value-type="float">
            <text:p>391</text:p>
          </table:table-cell>
          <table:table-cell office:value-type="float" office:value="441" calcext:value-type="float">
            <text:p>44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1.0487804878" calcext:value-type="float">
            <text:p>1.0487804878</text:p>
          </table:table-cell>
          <table:table-cell office:value-type="float" office:value="1.10975609756" calcext:value-type="float">
            <text:p>1.1097560976</text:p>
          </table:table-cell>
          <table:table-cell office:value-type="float" office:value="1.21951219512" calcext:value-type="float">
            <text:p>1.2195121951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603" calcext:value-type="float">
            <text:p>603</text:p>
          </table:table-cell>
          <table:table-cell office:value-type="float" office:value="466" calcext:value-type="float">
            <text:p>466</text:p>
          </table:table-cell>
          <table:table-cell office:value-type="float" office:value="442" calcext:value-type="float">
            <text:p>44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1.06097560976" calcext:value-type="float">
            <text:p>1.0609756098</text:p>
          </table:table-cell>
          <table:table-cell office:value-type="float" office:value="1.20731707317" calcext:value-type="float">
            <text:p>1.2073170732</text:p>
          </table:table-cell>
          <table:table-cell office:value-type="float" office:value="1.19512195122" calcext:value-type="float">
            <text:p>1.195121951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85" calcext:value-type="float">
            <text:p>585</text:p>
          </table:table-cell>
          <table:table-cell office:value-type="float" office:value="486" calcext:value-type="float">
            <text:p>486</text:p>
          </table:table-cell>
          <table:table-cell office:value-type="float" office:value="474" calcext:value-type="float">
            <text:p>47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1.0243902439" calcext:value-type="float">
            <text:p>1.0243902439</text:p>
          </table:table-cell>
          <table:table-cell office:value-type="float" office:value="1.15853658537" calcext:value-type="float">
            <text:p>1.1585365854</text:p>
          </table:table-cell>
          <table:table-cell office:value-type="float" office:value="1.35365853659" calcext:value-type="float">
            <text:p>1.3536585366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599" calcext:value-type="float">
            <text:p>599</text:p>
          </table:table-cell>
          <table:table-cell office:value-type="float" office:value="397" calcext:value-type="float">
            <text:p>397</text:p>
          </table:table-cell>
          <table:table-cell office:value-type="float" office:value="430" calcext:value-type="float">
            <text:p>4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1.06097560976" calcext:value-type="float">
            <text:p>1.0609756098</text:p>
          </table:table-cell>
          <table:table-cell office:value-type="float" office:value="1.0243902439" calcext:value-type="float">
            <text:p>1.0243902439</text:p>
          </table:table-cell>
          <table:table-cell office:value-type="float" office:value="1.17073170732" calcext:value-type="float">
            <text:p>1.1707317073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539" calcext:value-type="float">
            <text:p>539</text:p>
          </table:table-cell>
          <table:table-cell office:value-type="float" office:value="473" calcext:value-type="float">
            <text:p>473</text:p>
          </table:table-cell>
          <table:table-cell office:value-type="float" office:value="363" calcext:value-type="float">
            <text:p>3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1.0243902439" calcext:value-type="float">
            <text:p>1.0243902439</text:p>
          </table:table-cell>
          <table:table-cell office:value-type="float" office:value="1.09756097561" calcext:value-type="float">
            <text:p>1.0975609756</text:p>
          </table:table-cell>
          <table:table-cell office:value-type="float" office:value="1.12195121951" calcext:value-type="float">
            <text:p>1.1219512195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610" calcext:value-type="float">
            <text:p>610</text:p>
          </table:table-cell>
          <table:table-cell office:value-type="float" office:value="449" calcext:value-type="float">
            <text:p>449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style-name="ce3" office:value-type="float" office:value="1.17073170732" calcext:value-type="float">
            <text:p>1.1707317073</text:p>
          </table:table-cell>
          <table:table-cell office:value-type="float" office:value="1.12195121951" calcext:value-type="float">
            <text:p>1.1219512195</text:p>
          </table:table-cell>
          <table:table-cell office:value-type="float" office:value="1.09756097561" calcext:value-type="float">
            <text:p>1.0975609756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534" calcext:value-type="float">
            <text:p>534</text:p>
          </table:table-cell>
          <table:table-cell office:value-type="float" office:value="456" calcext:value-type="float">
            <text:p>456</text:p>
          </table:table-cell>
          <table:table-cell office:value-type="float" office:value="425" calcext:value-type="float">
            <text:p>4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style-name="ce3" office:value-type="float" office:value="1.0243902439" calcext:value-type="float">
            <text:p>1.0243902439</text:p>
          </table:table-cell>
          <table:table-cell office:value-type="float" office:value="1.08536585366" calcext:value-type="float">
            <text:p>1.0853658537</text:p>
          </table:table-cell>
          <table:table-cell office:value-type="float" office:value="1.20731707317" calcext:value-type="float">
            <text:p>1.2073170732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561" calcext:value-type="float">
            <text:p>561</text:p>
          </table:table-cell>
          <table:table-cell office:value-type="float" office:value="433" calcext:value-type="float">
            <text:p>433</text:p>
          </table:table-cell>
          <table:table-cell office:value-type="float" office:value="410" calcext:value-type="float">
            <text:p>4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1.12195121951" calcext:value-type="float">
            <text:p>1.1219512195</text:p>
          </table:table-cell>
          <table:table-cell office:value-type="float" office:value="1.13414634146" calcext:value-type="float">
            <text:p>1.1341463415</text:p>
          </table:table-cell>
          <table:table-cell office:value-type="float" office:value="1.24390243902" calcext:value-type="float">
            <text:p>1.243902439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549" calcext:value-type="float">
            <text:p>549</text:p>
          </table:table-cell>
          <table:table-cell office:value-type="float" office:value="453" calcext:value-type="float">
            <text:p>453</text:p>
          </table:table-cell>
          <table:table-cell office:value-type="float" office:value="410" calcext:value-type="float">
            <text:p>4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1.0243902439" calcext:value-type="float">
            <text:p>1.0243902439</text:p>
          </table:table-cell>
          <table:table-cell office:value-type="float" office:value="1.0487804878" calcext:value-type="float">
            <text:p>1.0487804878</text:p>
          </table:table-cell>
          <table:table-cell office:value-type="float" office:value="1.12195121951" calcext:value-type="float">
            <text:p>1.1219512195</text:p>
          </table:table-cell>
        </table:table-row>
        <table:table-row table:style-name="ro1" table:number-rows-repeated="10">
          <table:table-cell table:number-columns-repeated="15"/>
        </table:table-row>
        <table:table-row table:style-name="ro1">
          <table:table-cell office:value-type="string" calcext:value-type="string">
            <text:p>1r</text:p>
          </table:table-cell>
          <table:table-cell office:value-type="string" calcext:value-type="string">
            <text:p>2r</text:p>
          </table:table-cell>
          <table:table-cell office:value-type="string" calcext:value-type="string">
            <text:p>3r</text:p>
          </table:table-cell>
          <table:table-cell office:value-type="string" calcext:value-type="string">
            <text:p>4r</text:p>
          </table:table-cell>
          <table:table-cell table:number-columns-repeated="2"/>
          <table:table-cell table:style-name="ce1" office:value-type="string" calcext:value-type="string">
            <text:p>1r</text:p>
          </table:table-cell>
          <table:table-cell table:style-name="ce1" office:value-type="string" calcext:value-type="string">
            <text:p>2r</text:p>
          </table:table-cell>
          <table:table-cell table:style-name="ce1" office:value-type="string" calcext:value-type="string">
            <text:p>3r</text:p>
          </table:table-cell>
          <table:table-cell table:style-name="ce1" office:value-type="string" calcext:value-type="string">
            <text:p>4r</text:p>
          </table:table-cell>
          <table:table-cell/>
          <table:table-cell table:style-name="ce1" office:value-type="string" calcext:value-type="string">
            <text:p>1r</text:p>
          </table:table-cell>
          <table:table-cell table:style-name="ce1" office:value-type="string" calcext:value-type="string">
            <text:p>2r</text:p>
          </table:table-cell>
          <table:table-cell table:style-name="ce1" office:value-type="string" calcext:value-type="string">
            <text:p>3r</text:p>
          </table:table-cell>
          <table:table-cell table:style-name="ce1" office:value-type="string" calcext:value-type="string">
            <text:p>4r</text:p>
          </table:table-cell>
        </table:table-row>
        <table:table-row table:style-name="ro1">
          <table:table-cell table:style-name="ce2" table:formula="of:=AVERAGE([.A1:.A20])" office:value-type="float" office:value="1039.4" calcext:value-type="float">
            <text:p>1039.4</text:p>
          </table:table-cell>
          <table:table-cell table:style-name="ce2" table:formula="of:=AVERAGE([.B1:.B10])" office:value-type="float" office:value="572.8" calcext:value-type="float">
            <text:p>572.8</text:p>
          </table:table-cell>
          <table:table-cell table:style-name="ce2" table:formula="of:=AVERAGE([.C1:.C20])" office:value-type="float" office:value="447.3" calcext:value-type="float">
            <text:p>447.3</text:p>
          </table:table-cell>
          <table:table-cell table:style-name="ce2" table:formula="of:=AVERAGE([.D1:.D20])" office:value-type="float" office:value="419" calcext:value-type="float">
            <text:p>419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meetings</text:p>
          </table:table-cell>
          <table:table-cell table:number-columns-repeated="4"/>
          <table:table-cell office:value-type="string" calcext:value-type="string">
            <text:p>time of</text:p>
          </table:table-cell>
          <table:table-cell/>
          <table:table-cell table:formula="of:=AVERAGE([.N1:.N20])" office:value-type="float" office:value="1.10731707317" calcext:value-type="float">
            <text:p>1.1073170732</text:p>
          </table:table-cell>
          <table:table-cell table:formula="of:=AVERAGE([.O1:.O20])" office:value-type="float" office:value="1.187804878048" calcext:value-type="float">
            <text:p>1.187804878</text:p>
          </table:table-cell>
        </table:table-row>
        <table:table-row table:style-name="ro1">
          <table:table-cell table:style-name="Default" table:formula="of:=MIN([.A1:.A20])" office:value-type="float" office:value="1012" calcext:value-type="float">
            <text:p>1012</text:p>
          </table:table-cell>
          <table:table-cell table:style-name="Default" table:formula="of:=MIN([.B1:.B20])" office:value-type="float" office:value="534" calcext:value-type="float">
            <text:p>534</text:p>
          </table:table-cell>
          <table:table-cell table:style-name="Default" table:formula="of:=MIN([.C1:.C20])" office:value-type="float" office:value="391" calcext:value-type="float">
            <text:p>391</text:p>
          </table:table-cell>
          <table:table-cell table:style-name="Default" table:formula="of:=MIN([.D1:.D20])" office:value-type="float" office:value="363" calcext:value-type="float">
            <text:p>363</text:p>
          </table:table-cell>
          <table:table-cell office:value-type="string" calcext:value-type="string">
            <text:p>min</text:p>
          </table:table-cell>
          <table:table-cell table:number-columns-repeated="8"/>
          <table:table-cell office:value-type="string" calcext:value-type="string">
            <text:p>fraction</text:p>
          </table:table-cell>
          <table:table-cell/>
        </table:table-row>
        <table:table-row table:style-name="ro1">
          <table:table-cell table:style-name="Default" table:formula="of:=MAX([.A1:.A20])" office:value-type="float" office:value="1062" calcext:value-type="float">
            <text:p>1062</text:p>
          </table:table-cell>
          <table:table-cell table:style-name="Default" table:formula="of:=MAX([.B1:.B20])" office:value-type="float" office:value="610" calcext:value-type="float">
            <text:p>610</text:p>
          </table:table-cell>
          <table:table-cell table:style-name="Default" table:formula="of:=MAX([.C1:.C20])" office:value-type="float" office:value="486" calcext:value-type="float">
            <text:p>486</text:p>
          </table:table-cell>
          <table:table-cell table:style-name="Default" table:formula="of:=MAX([.D1:.D20])" office:value-type="float" office:value="474" calcext:value-type="float">
            <text:p>474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';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Default" table:formula="of:=SQRT(VAR([.A1:.A20]))" office:value-type="float" office:value="15.4502786742217" calcext:value-type="float">
            <text:p>15.4502786742</text:p>
          </table:table-cell>
          <table:table-cell table:style-name="Default" table:formula="of:=SQRT(VAR([.B1:.B20]))" office:value-type="float" office:value="27.3447130782777" calcext:value-type="float">
            <text:p>27.3447130783</text:p>
          </table:table-cell>
          <table:table-cell table:style-name="Default" table:formula="of:=SQRT(VAR([.C1:.C20]))" office:value-type="float" office:value="31.6124096589369" calcext:value-type="float">
            <text:p>31.6124096589</text:p>
          </table:table-cell>
          <table:table-cell table:style-name="Default" table:formula="of:=SQRT(VAR([.D1:.D20]))" office:value-type="float" office:value="31.2374419211589" calcext:value-type="float">
            <text:p>31.2374419212</text:p>
          </table:table-cell>
          <table:table-cell office:value-type="string" calcext:value-type="string">
            <text:p>sigma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/00/0000</text:date>, <text:time style:data-style-name="N2" text:time-value="13:29:57.7730567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4:19:09.547701876</meta:creation-date>
    <dc:date>2018-09-04T18:44:02.678099427</dc:date>
    <meta:editing-duration>PT15H19M41S</meta:editing-duration>
    <meta:editing-cycles>35</meta:editing-cycles>
    <meta:generator>LibreOffice/4.2.8.2$Linux_X86_64 LibreOffice_project/420m0$Build-2</meta:generator>
    <meta:document-statistic meta:table-count="1" meta:cell-count="128" meta:object-count="0"/>
  </office:meta>
</office:document-meta>
</file>